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Query.makeLuceneQueryFieldNoBoost( String fieldName , BasicQueryFactory q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dQuery.AndQuery( List queries , boolean inf ,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